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a0439" officeooo:paragraph-rsid="001a0439"/>
    </style:style>
    <style:style style:name="P2" style:family="paragraph" style:parent-style-name="Subtitle">
      <style:text-properties officeooo:rsid="001a4322" officeooo:paragraph-rsid="001a4322"/>
    </style:style>
    <style:style style:name="P3" style:family="paragraph" style:parent-style-name="Subtitle">
      <style:text-properties officeooo:rsid="001f6ec8" officeooo:paragraph-rsid="001f6ec8"/>
    </style:style>
    <style:style style:name="P4" style:family="paragraph" style:parent-style-name="Text_20_body">
      <style:text-properties officeooo:rsid="001a0439" officeooo:paragraph-rsid="001a0439"/>
    </style:style>
    <style:style style:name="P5" style:family="paragraph" style:parent-style-name="Text_20_body">
      <style:text-properties officeooo:rsid="001a4322" officeooo:paragraph-rsid="001a4322"/>
    </style:style>
    <style:style style:name="P6" style:family="paragraph" style:parent-style-name="Text_20_body">
      <style:text-properties officeooo:rsid="001d9849" officeooo:paragraph-rsid="001d9849"/>
    </style:style>
    <style:style style:name="P7" style:family="paragraph" style:parent-style-name="Text_20_body">
      <style:text-properties officeooo:rsid="001f6ec8" officeooo:paragraph-rsid="001f6ec8"/>
    </style:style>
    <style:style style:name="P8" style:family="paragraph" style:parent-style-name="Title">
      <style:text-properties officeooo:rsid="001a0439" officeooo:paragraph-rsid="001a0439"/>
    </style:style>
    <style:style style:name="P9" style:family="paragraph" style:parent-style-name="Subtitle">
      <style:text-properties officeooo:rsid="00222d58" officeooo:paragraph-rsid="00222d58"/>
    </style:style>
    <style:style style:name="P10" style:family="paragraph" style:parent-style-name="Text_20_body">
      <style:text-properties officeooo:rsid="0020ee0c" officeooo:paragraph-rsid="0020ee0c"/>
    </style:style>
    <style:style style:name="P11" style:family="paragraph" style:parent-style-name="Text_20_body">
      <style:text-properties officeooo:rsid="00222d58" officeooo:paragraph-rsid="00222d58"/>
    </style:style>
    <style:style style:name="T1" style:family="text">
      <style:text-properties officeooo:rsid="001a4322"/>
    </style:style>
    <style:style style:name="T2" style:family="text">
      <style:text-properties officeooo:rsid="001d53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Report alternanza</text:p>
      <text:p text:style-name="P1">Lunedì</text:p>
      <text:p text:style-name="P4">All’arrivo nel nostro ambiente di lavoro abbiamo trovato tutta l’attrezzatura necessaria per lavorare, quali pc, monitor, periferiche etc., quindi le abbiamo montate e abbiamo acceso i pc, con al loro interno installato kubuntu.</text:p>
      <text:p text:style-name="P4">Così abbiamo ripassato un po’ i comandi dalla linea di comando di linux <text:span text:style-name="T1">in attesa del nostro tutor.</text:span></text:p>
      <text:p text:style-name="P5">Arrivato il tutor, il professor Longo, ci ha illustrato il funzionamento generale di geant, spiegandoci i suoi vari usi e il suo funzionamento, cioè simulare l’evento di scontro tra particelle e corpi materiali.</text:p>
      <text:p text:style-name="P5">Così abbiamo scaricato e installato il programma, attendendo quasi 1 ora.</text:p>
      <text:p text:style-name="P2">Martedì</text:p>
      <text:p text:style-name="P5">Martedì abbiamo testato il funzionamento del programma scaricando e compilando gli esempi “basic” <text:span text:style-name="T2">e </text:span>imparando i comandi del programma per cambiare parametri e il resto.</text:p>
      <text:p text:style-name="P2">Mercoledì</text:p>
      <text:p text:style-name="P5">Mercoledì il professor Pizzignach ci ha fatto un ripasso sui puntatori, sottolineando la differenza in Java, C, C++ dell’argomento.</text:p>
      <text:p text:style-name="P5">Poi abbiamo scelto, scaricato e compilato un esempio “extended” a testa, analizzandone i file c.</text:p>
      <text:p text:style-name="P2">Giovedì</text:p>
      <text:p text:style-name="P5">Giovedì abbiamo provato il nostro esempio con i comandi del programma e abbiamo approfondito il suo funzionamento, cercando anche spiegazioni generali sulle macchine simulate, per capire realmente la sua funzione.</text:p>
      <text:p text:style-name="P6">Il professor Totaro poi ci ha poi fatto una piccola lezione sulla radioattività e facendoci vedere come cambia il segnale ai vari tipi di frequenze.</text:p>
      <text:p text:style-name="P3">Venerdì</text:p>
      <text:p text:style-name="P7">Il tutor ci ha iniziato a mostrare i file c di un esempio e ci ha detto a grandi linee il loro compito.</text:p>
      <text:p text:style-name="P7">Abbiamo analizzato il file “detector construction” il quale contiene le dichiarazioni di materiali e volumi.</text:p>
      <text:p text:style-name="P10">Abbiamo provato a modificare l’esempio B3 aggiungendo alla testa già presente anche il corpo di h2o.</text:p>
      <text:p text:style-name="P9">Lunedì</text:p>
      <text:p text:style-name="P11">Abbiamo aggiunto alla testa e al corpo anche le gambe, e abbiamo imparato come colorare i corpi e renderli solidi. Poi abbiamo modificato il detector cambiando il materiale dal decimo anello in poi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14:09:18.045589139</meta:creation-date>
    <meta:generator>LibreOffice/6.4.6.2$Linux_X86_64 LibreOffice_project/40$Build-2</meta:generator>
    <dc:date>2021-03-02T08:04:10.381900284</dc:date>
    <meta:editing-duration>PT2H12M36S</meta:editing-duration>
    <meta:editing-cycles>6</meta:editing-cycles>
    <meta:document-statistic meta:table-count="0" meta:image-count="0" meta:object-count="0" meta:page-count="1" meta:paragraph-count="20" meta:word-count="304" meta:character-count="1935" meta:non-whitespace-character-count="1651"/>
  </office:meta>
</office:document-meta>
</file>